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ro31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3">
            <text:p>0814 <text:s/>104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4">
            <text:p>0814 <text:s/>104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4">
            <text:p>0814 <text:s/>104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4">
            <text:p>0814 <text:s/>104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5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5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5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7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7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7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8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8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8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9">
            <text:p>0814 <text:s/>104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9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9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9">
            <text:p>0814 <text:s/>104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9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29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">
            <text:p>0814 <text:s/>104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1">
            <text:p>0814 <text:s/>104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1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1">
            <text:p>0814 <text:s/>104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3">
            <text:p>0814 <text:s/>104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3">
            <text:p>0814 <text:s/>104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3">
            <text:p>0814 <text:s/>104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3">
            <text:p>0814 <text:s/>104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3">
            <text:p>0814 <text:s/>104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3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4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4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5">
            <text:p>0814 <text:s/>104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5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6">
            <text:p>0814 <text:s/>104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6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6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7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7">
            <text:p>0814 <text:s/>104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7">
            <text:p>0814 <text:s/>104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7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8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9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9">
            <text:p>0814 <text:s/>104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9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9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9">
            <text:p>0814 <text:s/>104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9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39">
            <text:p>0814 <text:s/>104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1">
            <text:p>0814 <text:s/>104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2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2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3">
            <text:p>0814 <text:s/>104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3">
            <text:p>0814 <text:s/>104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4">
            <text:p>0814 <text:s/>104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4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5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5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5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6">
            <text:p>0814 <text:s/>104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6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6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7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7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8">
            <text:p>0814 <text:s/>104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8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9">
            <text:p>0814 <text:s/>104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9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9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9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9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49">
            <text:p>0814 <text:s/>104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5">
            <text:p>0814 <text:s/>104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51">
            <text:p>0814 <text:s/>104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51">
            <text:p>0814 <text:s/>104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52">
            <text:p>0814 <text:s/>104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53">
            <text:p>0814 <text:s/>104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54">
            <text:p>0814 <text:s/>104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54">
            <text:p>0814 <text:s/>104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55">
            <text:p>0814 <text:s/>104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57">
            <text:p>0814 <text:s/>104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58">
            <text:p>0814 <text:s/>104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/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59">
            <text:p>0814 <text:s/>104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6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61">
            <text:p>0814 <text:s/>104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/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64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64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/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65">
            <text:p>0814 <text:s/>104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66">
            <text:p>0814 <text:s/>104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67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67">
            <text:p>0814 <text:s/>104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style-name="ce6"/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68">
            <text:p>0814 <text:s/>104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style-name="ce6"/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68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99">
            <text:p>99</text:p>
          </table:table-cell>
          <table:table-cell table:style-name="ce6"/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7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6"/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7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101">
            <text:p>101</text:p>
          </table:table-cell>
          <table:table-cell table:style-name="ce6"/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71">
            <text:p>0814 <text:s/>104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102">
            <text:p>102</text:p>
          </table:table-cell>
          <table:table-cell table:style-name="ce6"/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71">
            <text:p>0814 <text:s/>104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103">
            <text:p>103</text:p>
          </table:table-cell>
          <table:table-cell table:style-name="ce6"/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72">
            <text:p>0814 <text:s/>104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104">
            <text:p>104</text:p>
          </table:table-cell>
          <table:table-cell table:style-name="ce6"/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72">
            <text:p>0814 <text:s/>104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105">
            <text:p>105</text:p>
          </table:table-cell>
          <table:table-cell table:style-name="ce6"/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72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6">
            <text:p>10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72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7">
            <text:p>10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72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8">
            <text:p>10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72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72">
            <text:p>0814 <text:s/>104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4T10:42:45.72">
            <text:p>0814 <text:s/>1042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10])+1" office:value-type="float" office:value="106">
            <text:p>106</text:p>
          </table:table-cell>
          <table:table-cell table:style-name="ce7" table:formula="of:=NOW()" office:value-type="date" office:date-value="2021-08-14T10:42:45.72">
            <text:p>0814 <text:s/>104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14T10:42:45.72">
            <text:p>2021/8/14 10:4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4T10:42:45.72">
            <text:p>0814 <text:s/>1042</text:p>
          </table:table-cell>
          <table:table-cell table:style-name="ce7" table:formula="of:=NOW()" office:value-type="date" office:date-value="2021-08-14T10:42:45.72">
            <text:p>0814 <text:s/>104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14T10:42:45.72">
            <text:p>0814 <text:s/>104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7]);&quot;)&quot;)" office:value-type="string" office:string-value="(16)">
            <text:p>(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79">
            <text:p>0814 <text:s/>104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">
            <text:p>0814 <text:s/>104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">
            <text:p>0814 <text:s/>104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">
            <text:p>0814 <text:s/>104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1">
            <text:p>0814 <text:s/>104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1">
            <text:p>0814 <text:s/>104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1">
            <text:p>0814 <text:s/>104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1">
            <text:p>0814 <text:s/>104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1">
            <text:p>0814 <text:s/>104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3">
            <text:p>0814 <text:s/>104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3">
            <text:p>0814 <text:s/>1042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3">
            <text:p>0814 <text:s/>104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4">
            <text:p>0814 <text:s/>104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5">
            <text:p>0814 <text:s/>1042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6">
            <text:p>0814 <text:s/>104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6">
            <text:p>0814 <text:s/>1042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6">
            <text:p>0814 <text:s/>104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6">
            <text:p>0814 <text:s/>104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6">
            <text:p>0814 <text:s/>104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7">
            <text:p>0814 <text:s/>1042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7">
            <text:p>0814 <text:s/>104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7">
            <text:p>0814 <text:s/>104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8">
            <text:p>0814 <text:s/>104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8">
            <text:p>0814 <text:s/>104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9">
            <text:p>0814 <text:s/>104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9">
            <text:p>0814 <text:s/>1042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0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9">
            <text:p>0814 <text:s/>104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89">
            <text:p>0814 <text:s/>1042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">
            <text:p>0814 <text:s/>104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">
            <text:p>0814 <text:s/>104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0" office:value-type="string">
            <text:p>aaba[sierpien`</text:p>
          </table:table-cell>
          <table:table-cell table:style-name="ce20" office:value-type="string">
            <text:p>it was friday, the six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1">
            <text:p>0814 <text:s/>104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0" office:value-type="string">
            <text:p>mordaad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1">
            <text:p>0814 <text:s/>1042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0" office:value-type="string">
            <text:p>uriydu[i-want / an / ash'tari'ya</text:p>
          </table:table-cell>
          <table:table-cell table:style-name="ce20" office:value-type="string">
            <text:p>what? / what do I buy? / what did I buy? / what do I need to buy? / what do I want to buy? / 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1">
            <text:p>0814 <text:s/>1042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1">
            <text:p>0814 <text:s/>1042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0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1">
            <text:p>0814 <text:s/>104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2">
            <text:p>0814 <text:s/>104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2">
            <text:p>0814 <text:s/>104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2">
            <text:p>0814 <text:s/>1042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0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0"/>
          <table:table-cell table:style-name="ce20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0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14T10:42:45.93">
            <text:p>0814 <text:s/>104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0"/>
          <table:table-cell table:style-name="ce20" office:value-type="string">
            <text:p>it was saturday, the seven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3">
            <text:p>0814 <text:s/>104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3">
            <text:p>0814 <text:s/>104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3">
            <text:p>0814 <text:s/>104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0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3">
            <text:p>0814 <text:s/>104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4T10:42:45.94">
            <text:p>0814 <text:s/>1042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9">
          <table:table-cell table:style-name="ce3"/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0" office:value-type="string">
            <text:p>al'usbuA[week al'awala[first / a'shaharu[month</text:p>
          </table:table-cell>
          <table:table-cell table:style-name="ce20" office:value-type="string">
            <text:p>it was sunday, the eigth of august, the first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0" office:value-type="string">
            <text:p>hafte[week / aval[first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9">
          <table:table-cell table:style-name="ce3"/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0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0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0" office:value-type="string">
            <text:p>a'shaharu[month / a'thaaminu[eighth</text:p>
          </table:table-cell>
          <table:table-cell table:style-name="ce20" office:value-type="string">
            <text:p>it was monday, the ni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0" office:value-type="string">
            <text:p>nohom[ninth / dovom[secon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/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0" office:value-type="string">
            <text:p>adh'hab[go / iilaa'l'mah^ari</text:p>
          </table:table-cell>
          <table:table-cell table:style-name="ce20"/>
          <table:table-cell table:style-name="ce21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7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0"/>
          <table:table-cell table:style-name="ce20" office:value-type="string">
            <text:p>it was wednesday, the elev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0" office:value-type="string">
            <text:p>yaaz'dahom(?) / mordaad[august / <text:s/>hafte[week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[notation перестановки[permutation. &lt;1&gt; например, давайте имеет, здесь[here, обозначим [3241]. &lt;2&gt;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&lt;2&gt; первая буква[letter слева[from-left, это 3. &lt;3&gt; это буква `3` означает[mean, что первая буква в целевой[target строке[string, вы перемещаете[move эту букву на третье место в последней[last строк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4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3T09:16:37.44">
            <text:p>0813</text:p>
          </table:table-cell>
          <table:table-cell table:style-name="ce9" office:value-type="string">
            <text:p>v-1-103</text:p>
          </table:table-cell>
          <table:table-cell table:style-name="ce19" office:value-type="string">
            <text:p>xẻng. muỗng xúc. bê tông. / đổ bê tông bằng xẻng. / với một cái xẻng, <text:s/>hãy đi ra ngoài. / vui lòng, làm ơn, nhập vào đây.</text:p>
          </table:table-cell>
          <table:table-cell table:style-name="ce20" office:value-type="string" table:number-columns-spanned="2" table:number-rows-spanned="1">
            <text:p>シャベル。スコップ。コンクリート。/ コンクリートを、シャベルで、入れる。/ シャベルで、外へ出す。/ ここへ、入れてください。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 미케가 내려왔다. (2) 아이들. 공워을 남북으로 지나는 통로. 그 통로의 북끝 근처에서 아이들이 놀고 있었다. &lt;2&gt; 그래서 두 마리를 촉구하고 옹벽의 정위치으로 돌아갔다. &lt;3&gt; 그 정위치에서 마사지를 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wu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 (2) ćwiczenie dla `kan`-u i `dai-kan`-u. (3) ruch przejściowy, od drugiej dziury w zakresie `kan`-u, do szóstej w zakresie `ro`, i na odwrót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/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группа симметрии тетра'эдра. &lt;2&gt; сама группа не коммутативна &lt;3&gt; но, подгруппа может быть коммутативн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проекция, которая отображает множество М в саму М. &lt;2&gt; здесь, `отображает` значит, что область определения и область значений, это два дмена идентичны друг с другу. &lt;3&gt; это проекция не говорит, что эта отображает кажды елемент <text:s/>с соб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/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ثاني عشر من آب، الأسبوع الثاني، الشهر الثامن.</text:p>
          </table:table-cell>
          <table:table-cell table:style-name="ce20"/>
          <table:table-cell table:style-name="ce20" office:value-type="string">
            <text:p>it was thursday, the twelf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1">
          <table:table-cell table:style-name="ce3"/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دوازدهم ماه مرداد، هفته دوم، ماه هشتم</text:p>
          </table:table-cell>
          <table:table-cell table:style-name="ce20" office:value-type="string">
            <text:p>davooz'dahom[twelfth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14T09:25:14.87">
            <text:p>0814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/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근처의 옹벽에. &lt;2&gt; 내가 계단을 지날 때 크로의 울음소리가 들려왔다. &lt;3&gt; 크로가 지상에 오기를 기다리고 마사지. &lt;4&gt; 비가 내리기 시작하고 있었기 때문에 곧 크로를 안아하고 옹벽으로. 미케도 울리기 시작했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>
          <table:table-cell table:style-name="ce3"/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trzy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/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, bez grania melodii. (2) dźwięki `kan`-u na dziurach, od pierwszego do siódmego. (3) przejście od drugiego w zakresie `kan`-u do szóstego w zakresie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8">
          <table:table-cell table:style-name="ce3"/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لث عشر من آب، الأسبوع الثاني، الشهر الثامن.</text:p>
          </table:table-cell>
          <table:table-cell table:style-name="ce20"/>
          <table:table-cell table:style-name="ce20" office:value-type="string">
            <text:p>it was friday, the thirte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30">
          <table:table-cell table:style-name="ce3"/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سيز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2">
          <table:table-cell table:style-name="ce3"/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я : (1) смежный класс. это множество не имеет нейтрального элемента. (2) доказательство : базовая подгруппа Н имеет нейтрального элемента е. &lt;2&gt; когда репрезентативный элемент а заставлен действовать по Н, е становится ае=а. &lt;3&gt; следовательно, аН не имеет в себе 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2">
          <table:table-cell table:style-name="ce3"/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1) 어떤 책을 읽고 있다. &lt;2&gt; 제목은 `한국과 <text:s/>기독교` 이다. (2) 알게 된 것 : &lt;1&gt; 해방 직후의 시절, 기독교인들의 인구 비율은 약 0.5 퍼센트. &lt;2&gt; 현제, 약 30 퍼센트. (3) 현제 이른바 `메가 교회` 가 존재. &lt;2&gt; 목사 개인이 누구인지에 따라 자신이 어떤 교회에 속할지 걸정한다. (4) 이른바 `현세 이익` 을 긍정적하다. &lt;2&gt; 희망은 더 구체적인 편이 좋다. 그렇게 조언할 것이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6" table:number-rows-repeated="8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4T10:42:42.78">
            <text:p>0814 <text:s/>104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14T10:42:46.05">
            <text:p>0814 <text:s/>1042</text:p>
          </table:table-cell>
          <table:table-cell table:style-name="ce7" table:formula="of:=NOW()" office:value-type="date" office:date-value="2021-08-14T10:42:46.05">
            <text:p>0814 <text:s/>104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14T10:42:46.05">
            <text:p>0814 <text:s/>1042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4">2021/08/14</text:date>, <text:time>10:42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14T10:42:44.57</dc:date>
    <dc:creator>iwabuchi ken</dc:creator>
    <meta:editing-duration>P5DT22H46M4S</meta:editing-duration>
    <meta:editing-cycles>914</meta:editing-cycles>
    <meta:generator>OpenOffice/4.1.3$Win32 OpenOffice.org_project/413m1$Build-9783</meta:generator>
    <meta:document-statistic meta:table-count="2" meta:cell-count="1171" meta:object-count="0"/>
  </office:meta>
</office:document-meta>
</file>